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559dd" officeooo:paragraph-rsid="0019978b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fo:font-weight="normal" officeooo:rsid="000559dd" officeooo:paragraph-rsid="0019978b" style:font-size-asian="11.3500003814697pt" style:font-weight-asian="normal" style:font-size-complex="13pt" style:font-weight-complex="normal"/>
    </style:style>
    <style:style style:name="P3" style:family="paragraph" style:parent-style-name="Text_20_body">
      <style:paragraph-properties fo:text-align="start" style:justify-single-word="false"/>
      <style:text-properties fo:font-size="13pt" fo:font-weight="normal" officeooo:rsid="000559dd" officeooo:paragraph-rsid="0019978b" style:font-size-asian="11.3500003814697pt" style:font-weight-asian="normal" style:font-size-complex="13pt" style:font-weight-complex="normal"/>
    </style:style>
    <style:style style:name="P4" style:family="paragraph" style:parent-style-name="Standard" style:list-style-name="L1">
      <style:text-properties officeooo:paragraph-rsid="0019978b"/>
    </style:style>
    <style:style style:name="P5" style:family="paragraph" style:parent-style-name="Standard" style:list-style-name="L2">
      <style:text-properties officeooo:paragraph-rsid="0019978b"/>
    </style:style>
    <style:style style:name="P6" style:family="paragraph" style:parent-style-name="Standard" style:list-style-name="L2">
      <style:text-properties officeooo:rsid="001c8179" officeooo:paragraph-rsid="001c8179"/>
    </style:style>
    <style:style style:name="P7" style:family="paragraph" style:parent-style-name="Standard" style:list-style-name="L2">
      <style:text-properties officeooo:rsid="001e9319" officeooo:paragraph-rsid="001e9319"/>
    </style:style>
    <style:style style:name="P8" style:family="paragraph" style:parent-style-name="Standard" style:list-style-name="L3">
      <style:text-properties officeooo:rsid="001d9ed0" officeooo:paragraph-rsid="001d9ed0"/>
    </style:style>
    <style:style style:name="P9" style:family="paragraph" style:parent-style-name="Standard" style:list-style-name="L2">
      <style:text-properties fo:font-weight="bold" officeooo:rsid="001feac8" officeooo:paragraph-rsid="001feac8" style:font-weight-asian="bold" style:font-weight-complex="bold"/>
    </style:style>
    <style:style style:name="T1" style:family="text">
      <style:text-properties officeooo:rsid="0019978b"/>
    </style:style>
    <style:style style:name="T2" style:family="text">
      <style:text-properties officeooo:rsid="001aa02f"/>
    </style:style>
    <style:style style:name="T3" style:family="text">
      <style:text-properties officeooo:rsid="001c8179"/>
    </style:style>
    <style:style style:name="T4" style:family="text">
      <style:text-properties officeooo:rsid="001d9ed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e leçons <text:span text:style-name="T2">chimie</text:span></text:p>
      <text:p text:style-name="P3">1, 4, 25, 28</text:p>
      <text:p text:style-name="P2"/>
      <text:list xml:id="list1793960618" text:style-name="L1">
        <text:list-item>
          <text:p text:style-name="P4">Séparations, purifications, contrôles de pureté́ (Lycée)</text:p>
        </text:list-item>
        <text:list-item>
          <text:p text:style-name="P4"><text:s/>Polymères (Lycée) </text:p>
        </text:list-item>
        <text:list-item>
          <text:p text:style-name="P4">Chimie durable (Lycée) </text:p>
        </text:list-item>
        <text:list-item>
          <text:p text:style-name="P4">Synthèses inorganiques (Lycée) </text:p>
        </text:list-item>
        <text:list-item>
          <text:p text:style-name="P4">Stratégies et sélectivités en synthèse organique (Lycée) </text:p>
        </text:list-item>
        <text:list-item>
          <text:p text:style-name="P4">Dosages (Lycée) </text:p>
        </text:list-item>
        <text:list-item>
          <text:p text:style-name="P4">Cinétique et catalyse (Lycée)</text:p>
        </text:list-item>
        <text:list-item>
          <text:p text:style-name="P4">Caractérisations par spectroscopie en synthèse organique (Lycée) </text:p>
        </text:list-item>
        <text:list-item>
          <text:p text:style-name="P4">Du macroscopique au microscopique dans les synthèses organiques (Lycée) </text:p>
        </text:list-item>
        <text:list-item>
          <text:p text:style-name="P4">.Capteurs électrochimiques (Lycée) </text:p>
        </text:list-item>
        <text:list-item>
          <text:p text:style-name="P4">Molécules de la santé (Lycée) </text:p>
        </text:list-item>
        <text:list-item>
          <text:p text:style-name="P4">Stéréochimie et molécules du vivant (Lycée) </text:p>
        </text:list-item>
        <text:list-item>
          <text:p text:style-name="P4">Acideset bases (Lycée) </text:p>
        </text:list-item>
        <text:list-item>
          <text:p text:style-name="P4">Liaisons chimiques (Lycée)</text:p>
        </text:list-item>
        <text:list-item>
          <text:p text:style-name="P4">Solvants (CPGE) </text:p>
        </text:list-item>
        <text:list-item>
          <text:p text:style-name="P4">Classification périodique (CPGE)</text:p>
        </text:list-item>
        <text:list-item>
          <text:p text:style-name="P4"><text:s/>Solides cristallins (CPGE) </text:p>
        </text:list-item>
        <text:list-item>
          <text:p text:style-name="P4">Corps purs et mélanges binaires (CPGE) </text:p>
        </text:list-item>
        <text:list-item>
          <text:p text:style-name="P4">Application du premier principe de la thermodynamique à la réaction chimique(CPGE)</text:p>
        </text:list-item>
        <text:list-item>
          <text:p text:style-name="P4">Détermination de constantes d’équilibre (CPGE) </text:p>
        </text:list-item>
        <text:list-item>
          <text:p text:style-name="P4">.Cinétique homogène (CPGE) </text:p>
        </text:list-item>
        <text:list-item>
          <text:p text:style-name="P4">Évolution et équilibre chimique (CPGE) </text:p>
        </text:list-item>
        <text:list-item>
          <text:p text:style-name="P4">Diagrammes potentiel-pH (construction exclue) (CPGE) </text:p>
        </text:list-item>
        <text:list-item>
          <text:p text:style-name="P4">Optimisation d’un procédé chimique (CPGE)</text:p>
        </text:list-item>
        <text:list-item>
          <text:p text:style-name="P4"><text:s/>Corrosion humide des métaux (CPGE) </text:p>
        </text:list-item>
      </text:list>
      <text:list xml:id="list1920546574" text:style-name="L2">
        <text:list-item>
          <text:p text:style-name="P5"><text:a xlink:type="simple" xlink:href="http://www.apper-solaire.org/Pages/Fiches/Ballons/Preconisations%20d%20installation%20ballon%20ECS%20face%20a%20la%20corrosion%20galvanique/index.pdf" text:style-name="Internet_20_link" text:visited-style-name="Visited_20_Internet_20_Link">http://www.apper-solaire.org/Pages/Fiches/Ballons/Preconisations%20d%20installation%20ballon%20ECS%20face%20a%20la%20corrosion%20galvanique/index.pdf</text:a> </text:p>
        </text:list-item>
        <text:list-item>
          <text:p text:style-name="P6"><text:span text:style-name="T4">chimie tout-en-un </text:span>Dunot MP/PT/PSI</text:p>
        </text:list-item>
        <text:list-item>
          <text:p text:style-name="P7">compte-rendu LC26 Chibani</text:p>
        </text:list-item>
        <text:list-item>
          <text:p text:style-name="P9">H-prépa chimie MP/MP*</text:p>
          <text:p text:style-name="P6"/>
        </text:list-item>
      </text:list>
      <text:list xml:id="list173134059345648" text:continue-list="list1793960618" text:style-name="L1">
        <text:list-item>
          <text:p text:style-name="P4">Conversion réciproque d’énergie électrique en énergie chimique (CPGE) </text:p>
        </text:list-item>
        <text:list-item>
          <text:p text:style-name="P4">Solubilité (CPGE) </text:p>
        </text:list-item>
        <text:list-item>
          <text:p text:style-name="P4">Cinétique électrochimique (CPGE<text:span text:style-name="T1">)</text:span></text:p>
        </text:list-item>
      </text:list>
      <text:list xml:id="list4051108286" text:style-name="L3">
        <text:list-item>
          <text:p text:style-name="P8">Tout-en-un chimie, de Boeck, <text:s/>PC/PC* (2014)</text:p>
        </text:list-item>
        <text:list-item>
          <text:p text:style-name="P8">Chimie Tout-en-un <text:span text:style-name="T3">Dunot MP/PT/PSI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1T16:21:42.238000000</meta:creation-date>
    <dc:date>2020-03-27T17:31:33.720000000</dc:date>
    <meta:editing-duration>P2DT2H47M41S</meta:editing-duration>
    <meta:editing-cycles>8</meta:editing-cycles>
    <meta:generator>LibreOffice/6.0.7.3$Windows_X86_64 LibreOffice_project/dc89aa7a9eabfd848af146d5086077aeed2ae4a5</meta:generator>
    <meta:document-statistic meta:table-count="0" meta:image-count="0" meta:object-count="0" meta:page-count="1" meta:paragraph-count="37" meta:word-count="192" meta:character-count="1503" meta:non-whitespace-character-count="1356"/>
  </office:meta>
</office:document-meta>
</file>